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je 2</text:span><text:span text:style-name="T2"/></text:p>
      <text:p text:style-name="P1"><text:span text:style-name="T2">[16,21,11,8,12,22] -&gt; Merge Sort</text:span></text:p>
      <text:p text:style-name="P1"><text:span text:style-name="T2"/></text:p>
      <text:p text:style-name="P1"><text:span text:style-name="T2">Yukar</text:span><text:span text:style-name="T3">ıdaki dizinin sort t</text:span><text:span text:style-name="T4">ürüne göre a</text:span><text:span text:style-name="T5">şamalarını yazınız.</text:span></text:p>
      <text:p text:style-name="P1"><text:span text:style-name="T5">Big-O g</text:span><text:span text:style-name="T6">österimini yaz</text:span><text:span text:style-name="T7">ınız.</text:span></text:p>
      <text:p text:style-name="P1"><text:span text:style-name="T8"/></text:p>
      <text:p text:style-name="P1"><text:span text:style-name="T9"/></text:p>
      <text:p text:style-name="P1"><text:span text:style-name="T10">ÇÖ</text:span><text:span text:style-name="T11">Z</text:span><text:span text:style-name="T12">Ü</text:span><text:span text:style-name="T13">M:</text:span></text:p>
      <text:p text:style-name="P1"><text:span text:style-name="T14">16,21,11,8,12,22</text:span></text:p>
      <text:p text:style-name="P1"><text:span text:style-name="T14">16,21,11<text:s text:c="10"/>8,12,22</text:span></text:p>
      <text:p text:style-name="P1"><text:span text:style-name="T14">16<text:s text:c="4"/>21,11<text:s text:c="10"/>8,12<text:s text:c="3"/>22</text:span></text:p>
      <text:p text:style-name="P1"><text:span text:style-name="T14">16<text:s text:c="4"/>21<text:s text:c="2"/>11<text:s text:c="10"/>8<text:s text:c="2"/>12<text:s text:c="4"/>22</text:span></text:p>
      <text:p text:style-name="P1"><text:span text:style-name="T14">16<text:s text:c="5"/>11,21<text:s text:c="10"/>8,12<text:s text:c="4"/>22</text:span></text:p>
      <text:p text:style-name="P1"><text:span text:style-name="T14">11,16,21<text:s text:c="9"/>8,12,22</text:span></text:p>
      <text:p text:style-name="P1"><text:span text:style-name="T14">8,11,12,16,21,22</text:span></text:p>
      <text:p text:style-name="P1"><text:span text:style-name="T14">O (nlogn)</text:span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